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GALENI DE URINIS UOMPEN-<text:line-break/>DIUM.<text:bookmark-end text:name="bookmark0"/></text:h>
      <text:p text:style-name="P1"><text:span text:style-name="Default_20_Paragraph_20_Font"><text:span text:style-name="T1">Adultae -quidem urinarum, ut prius dictum est, ge-<text:line-break/>nerales fiunt, multae vero et speciales differentiae. Pri-<text:line-break/>mae autem et generalissimae duae, liquor et contentum.<text:line-break/>Ac liquor quidem vocatur tuta urina a liquari. Conten-<text:line-break/>tum vero in eo diversum quid apparet. In hoc autem<text:line-break/>liquore duae spectantur in concretione differentiae, censi-<text:line-break/>flentis et color. Sed horum utrumque lu alias subdividi-<text:line-break/>tur differentias. Etenim consistentia in tenuitatem et</text:span></text:span></text:p>
      <text:p text:style-name="P3"><text:span text:style-name="Default_20_Paragraph_20_Font"><text:span text:style-name="T1">crassitiem et ex utraque moderatam quae fecundum natu-<text:line-break/>ram esu Tenuis autem et crassa bifariam locantur. Vel<text:line-break/>enim tenuis meitur manetque tenuis; aut turbatur et crassa<text:line-break/>fit , contra vero et crassa meitur et manet crassa et postea<text:line-break/>residet. Ac quae tenuis meitur et tenuis permanet fum-<text:line-break/>mam indicat cruditatem venosi generis. Non enim omnino<text:line-break/>natura in melius convertere exsuperantem et agitatum in<text:line-break/>venis humorem aggressa est. Quae vero tenuis </text:span></text:span><text:span text:style-name="Default_20_Paragraph_20_Font"><text:span text:style-name="T2">ur</text:span></text:span><text:span text:style-name="Default_20_Paragraph_20_Font"><text:span text:style-name="T1">i</text:span></text:span><text:span text:style-name="Default_20_Paragraph_20_Font"><text:span text:style-name="T2">na</text:span></text:span><text:span text:style-name="Default_20_Paragraph_20_Font"><text:span text:style-name="T1"> mei-<text:line-break/>tur, ac postea turbatur naturum superiorem indicat ; inci-<text:line-break/>pit autem movere ac mitigare subjectum et exsuperantem<text:line-break/>in venis materiam. Rursus autem quae urina crassa red-<text:line-break/>ditur et crassa manet augeri. crassiorum flatuum et humo-.<text:line-break/>rum fermentationem indicat. Quae autem crassa urina<text:line-break/>excernitur ac postea subsidet praesentem ostendit tum<text:line-break/>crassiorum humorum fermentationem tum ipsam incipere<text:line-break/>fieri fecret tonem. Atque hae in liquoris eorsistentia spe-<text:line-break/>ctantur concoctionis et cruditatis humorum differentiae.</text:span></text:span></text:p>
      <text:p text:style-name="P3"><text:span text:style-name="Default_20_Paragraph_20_Font"><text:span text:style-name="T1">In colore vero murtae sunt differentiae quas compendiose<text:line-break/>oportet recenfere, ut alba,; pallida, flava, rufa, rubra,<text:line-break/>nigra. Ac alba quidem multa significat; vel enim facul-<text:line-break/>tatis imbecillitatem ut in. senibus et morbis diuturnis<text:line-break/>vel propter vastorum .obstructionem vel propter potum im-<text:line-break/>modicum; fed si crassamentum . album habeat crudorum<text:line-break/>humorum. putredinem in venis sitam esse declarat. Rur-<text:line-break/>fus autem pallida naturae imbecillitatem quidem. significat<text:line-break/>quae non. potest sic alterare. .et concoquere eum qui in<text:line-break/>venis est humorem. Flava vero urina materiae defectum<text:line-break/>indicat, juveni quidem mediam aut vigilias aut calorem<text:line-break/>in alto delitescentem quemadmodum in ipsis tertianis.<text:line-break/>At ru</text:span></text:span><text:span text:style-name="Default_20_Paragraph_20_Font"><text:span text:style-name="T2">t</text:span></text:span><text:span text:style-name="Default_20_Paragraph_20_Font"><text:span text:style-name="T1">a consistentia quidem cruda est, siccitatem vero<text:line-break/>multam significat; si vero crassamentum quoque habeat<text:line-break/>febrem. Multae autem urinae facile tinguntur a - bile.<text:line-break/>Ruc</text:span></text:span><text:span text:style-name="Default_20_Paragraph_20_Font"><text:span text:style-name="T2">t</text:span></text:span><text:span text:style-name="Default_20_Paragraph_20_Font"><text:span text:style-name="T1">us urina rubra fit a plurimo sanguine tincta ipsa urina.<text:line-break/>Haec autem fit et in inflammationibus. Nigra vero urina<text:line-break/>fit vel propter purgatum et excretum melancholicum hu-</text:span></text:span></text:p>
      <text:p text:style-name="P3"><text:span text:style-name="Default_20_Paragraph_20_Font"><text:span text:style-name="T1">morem vel propter sanguinis adustionem. Hae autem<text:line-break/>omnes contentorum in venis humorum affectionem ludi-<text:line-break/>canti Quae igitur fecundum naturam est urma, in earum<text:line-break/>prius dictarum fymtnetria spectatur; consistentia quidem<text:line-break/>neque multum tenuis </text:span></text:span><text:span text:style-name="Default_20_Paragraph_20_Font"><text:span text:style-name="T2">n</text:span></text:span><text:span text:style-name="Default_20_Paragraph_20_Font"><text:span text:style-name="T1">eque crassa; colore vero flava et<text:line-break/>rufa; flavum valde et aequale fedimeutum habens et in<text:line-break/>vasis profundo subsidens, atque haec proprie secundum<text:line-break/>naturam esse dicitur. His igitur quae in consistentia et<text:line-break/>in colore funt differentiis expositis quaeremus similiter<text:line-break/>et co</text:span></text:span><text:span text:style-name="Default_20_Paragraph_20_Font"><text:span text:style-name="T2">n</text:span></text:span><text:span text:style-name="Default_20_Paragraph_20_Font"><text:span text:style-name="T1">tenti differentias. Sed prius discamus quid sit con-<text:line-break/>tentum.</text:span></text:span></text:p>
      <text:p text:style-name="P1"><text:span text:style-name="Default_20_Paragraph_20_Font"><text:span text:style-name="T1">Contentum dicitur quod in ipsa urina ah ea diver-<text:line-break/>fum apparet et quasi nihil circumscribens ac subsidens. In<text:line-break/>hoc autem contento ad perfectam cognitionem quatuor<text:line-break/>sunt consideranda , consistentia , color , Iocus ac tempus.<text:line-break/>Consistentia quidem vel aequalis est vel inaequalis, quae<text:line-break/>et aspera . vocatur. color autem vel secundum naturam<text:line-break/>est albus a nullo humore vel alio quovis modo exfnpe-</text:span></text:span></text:p>
      <text:p text:style-name="P2"><text:span text:style-name="Default_20_Paragraph_20_Font"><text:span text:style-name="T1">naute vel inficiente tinctus. Atque haec de contento quod<text:line-break/>in consistentia et colore spectatur. Loci vero tres funi<text:line-break/>dietae differentiae, superior, media et losima. Atque si in<text:line-break/>parte. quidem urinae superiori suspendatur contentum nu-<text:line-break/>becuia vocatur; si vero in medio attollatur, vocatur sus-<text:line-break/>pensum;. fed si in losima vasis parte rurfus contineatur,<text:line-break/>vocatur fedimentum. Ac rursus quidem dispersum et ele-<text:line-break/>vatum in. urina quod dicitur nubecula significat copiam<text:line-break/>crassiorum flatuum in alto conclusorum., qui tandem a na-<text:line-break/>tura pofsunt attenuari. Quod vero in imum descendit et<text:line-break/>in media regione commoratur dicitur suspensum, quod<text:line-break/>coctionem quidem humorum, non tamen perfectam signi-<text:line-break/>ficat. At enim sedimentum. loco et situ discretum natura<text:line-break/>cognoscitur; locum vero mutat ip</text:span></text:span><text:span text:style-name="Default_20_Paragraph_20_Font"><text:span text:style-name="T2">t</text:span></text:span><text:span text:style-name="Default_20_Paragraph_20_Font"><text:span text:style-name="T1">a flatuum abundantia.<text:line-break/>Hic enim: flatus a particulari coctione attenuatur atque<text:line-break/>discutitur , ac ipsa quidem perfecta coctio fit et a natura<text:line-break/>statuaris attenuatur et quum perfecte evanescit suspensum<text:line-break/>apparet in imo et efficit fedimentum; tuucque ex his .tri-</text:span></text:span></text:p>
      <text:p text:style-name="P3"><text:span text:style-name="Default_20_Paragraph_20_Font"><text:span text:style-name="T1">bus perfecta concoctio demonstratur, consistentia videlicet,<text:line-break/>colore et loco; et. ipsius morbi tempus partietur. Etenim<text:line-break/>si in parte superiori innatet dicta nubecula, principium<text:line-break/>indicat secretionis morbis, est vero appareat in medio, in-<text:line-break/>gruentem significat coctionem ; sed si in imum secesserit,<text:line-break/>perfectam et tutam indicat morbi coctionem. , Quantum<text:line-break/>igitur flatus attenuatur et contentum descendit, tantum et<text:line-break/>morbus et ipsa symptomata seipsis evadent mitiora. lu<text:line-break/>his igitur morbi tempus consideratur ex </text:span></text:span><text:span text:style-name="Default_20_Paragraph_20_Font"><text:span text:style-name="T2">suspensi</text:span></text:span><text:span text:style-name="Default_20_Paragraph_20_Font"><text:span text:style-name="T1">s signis<text:line-break/>coctionis et cruditatis. Vitiosae vero et pravae Eunt hae<text:line-break/>urinae, virides, lividae, sanguinolentae, nigrae et admo-<text:line-break/>dum crassae ; virides et lividae, rufae et valde purae, cm-<text:line-break/>dae et tenues et nullum habentes sedimentum malae qui-<text:line-break/>dem sunt et graveolentia ; similiter et pingues et oleosae;<text:line-break/>malae quoque tenues et aquosae. Nubeculae autem et<text:line-break/>fedimenta pessima sunt livida, nigra, flatulenta, varia,<text:line-break/>divulsa, polentam referentia, sanguinolenta, fursuracea,</text:span></text:span></text:p>
      <text:p text:style-name="P3"><text:span text:style-name="Default_20_Paragraph_20_Font"><text:span text:style-name="T1">viridis, pituilosa et graveolentia. Urinae vero quae nul-<text:line-break/>lum habent sedimentum, omnes malae, haeque significant<text:line-break/>multitudinem cau</text:span></text:span><text:span text:style-name="Default_20_Paragraph_20_Font"><text:span text:style-name="T2">l</text:span></text:span><text:span text:style-name="Default_20_Paragraph_20_Font"><text:span text:style-name="T1">arum , morborum diversitatem et horum<text:line-break/>augmentum et imminutionem , .secretionem , crisin , coctio-<text:line-break/>nem et cruditatem et futur</text:span></text:span><text:span text:style-name="Default_20_Paragraph_20_Font"><text:span text:style-name="T2">o</text:span></text:span><text:span text:style-name="Default_20_Paragraph_20_Font"><text:span text:style-name="T1">rum periculorum modos.<text:line-break/>oportet autem medicum haec. omnia considerare , accura-<text:line-break/>tam victus rationem, copiam causarum et excessum haud<text:line-break/>noxium observare. Atque haec omnia de his urinis qua-<text:line-break/>tenus ex iis dignotio aut praenotio potest institui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5:28:00Z</meta:creation-date>
    <dc:date>2023-01-16T16:28:32.878000000</dc:date>
    <meta:editing-cycles>3</meta:editing-cycles>
    <meta:editing-duration>PT12S</meta:editing-duration>
    <meta:document-statistic meta:table-count="0" meta:image-count="0" meta:object-count="0" meta:page-count="7" meta:paragraph-count="9" meta:word-count="865" meta:character-count="5868" meta:non-whitespace-character-count="5012"/>
    <meta:template xlink:type="simple" xlink:actuate="onRequest" xlink:title="" xlink:href="Normal.dotm"/>
  </office:meta>
</office:document-meta>
</file>